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0ce45c" officeooo:paragraph-rsid="000ce45c" style:font-size-asian="15.75pt" style:font-weight-asian="bold" style:font-size-complex="18pt" style:font-weight-complex="bold"/>
    </style:style>
    <style:style style:name="P2" style:family="paragraph" style:parent-style-name="Standard">
      <style:paragraph-properties fo:margin-left="0.635cm" fo:margin-right="0cm" fo:margin-top="0cm" fo:margin-bottom="0.353cm" style:contextual-spacing="false" fo:line-height="115%" fo:text-indent="0cm" style:auto-text-indent="false"/>
      <style:text-properties style:font-name="Times New Roman" fo:font-size="18pt" fo:language="en" fo:country="US" style:text-underline-style="none" fo:font-weight="bold" officeooo:paragraph-rsid="000ce45c" style:font-size-asian="18pt" style:font-weight-asian="bold" style:font-size-complex="18pt" style:font-weight-complex="bold"/>
    </style:style>
    <style:style style:name="P3" style:family="paragraph" style:parent-style-name="Standard">
      <style:paragraph-properties fo:margin-top="0cm" fo:margin-bottom="0.353cm" style:contextual-spacing="false" fo:line-height="115%"/>
      <style:text-properties style:font-name="Times New Roman" fo:font-size="18pt" fo:language="en" fo:country="US" style:text-underline-style="none" fo:font-weight="bold" officeooo:paragraph-rsid="000ce45c" style:font-size-asian="18pt" style:font-weight-asian="bold" style:font-size-complex="18pt" style:font-weight-complex="bold"/>
    </style:style>
    <style:style style:name="P4" style:family="paragraph" style:parent-style-name="Standard">
      <style:paragraph-properties fo:margin-left="1.27cm" fo:margin-right="0cm" fo:margin-top="0cm" fo:margin-bottom="0.353cm" style:contextual-spacing="false" fo:line-height="115%" fo:text-indent="-0.635cm" style:auto-text-indent="false"/>
      <style:text-properties style:font-name="Times New Roman" fo:font-size="18pt" fo:language="en" fo:country="US" style:text-underline-style="none" fo:font-weight="bold" officeooo:paragraph-rsid="000ce45c" style:font-size-asian="18pt" style:font-weight-asian="bold" style:font-size-complex="18pt" style:font-weight-complex="bold"/>
    </style:style>
    <style:style style:name="P5" style:family="paragraph" style:parent-style-name="Standard">
      <style:paragraph-properties fo:margin-top="0cm" fo:margin-bottom="0.353cm" style:contextual-spacing="false" fo:line-height="115%"/>
      <style:text-properties style:font-name="Times New Roman" fo:font-size="18pt" fo:language="en" fo:country="US" style:text-underline-style="none" fo:font-weight="bold" officeooo:paragraph-rsid="000ce45c" style:font-size-asian="18pt" style:font-weight-asian="bold"/>
    </style:style>
    <style:style style:name="P6"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normal" officeooo:paragraph-rsid="000ce45c" style:font-size-asian="18pt" style:font-weight-asian="normal"/>
    </style:style>
    <style:style style:name="P7" style:family="paragraph" style:parent-style-name="Standard">
      <style:paragraph-properties fo:margin-top="0cm" fo:margin-bottom="0.353cm" style:contextual-spacing="false" fo:line-height="115%"/>
      <style:text-properties style:font-name="Times New Roman" fo:font-size="18pt" fo:language="en" fo:country="US" style:text-underline-style="solid" style:text-underline-width="auto" style:text-underline-color="font-color" fo:font-weight="bold" officeooo:paragraph-rsid="000ce45c" style:font-size-asian="18pt" style:font-weight-asian="bold"/>
    </style:style>
    <style:style style:name="P8" style:family="paragraph" style:parent-style-name="Standard">
      <style:paragraph-properties fo:margin-top="0cm" fo:margin-bottom="0.353cm" style:contextual-spacing="false" fo:line-height="115%"/>
      <style:text-properties style:font-name="Times New Roman" fo:font-size="18pt" fo:font-weight="normal" officeooo:rsid="000d1888" officeooo:paragraph-rsid="000d1888" style:font-size-asian="18pt" style:font-weight-asian="normal" style:font-size-complex="18pt" style:font-weight-complex="normal"/>
    </style:style>
    <style:style style:name="P9" style:family="paragraph" style:parent-style-name="Standard">
      <style:paragraph-properties fo:margin-top="0cm" fo:margin-bottom="0.353cm" style:contextual-spacing="false" fo:line-height="115%"/>
      <style:text-properties style:font-name="Times New Roman" fo:font-size="18pt" fo:font-weight="bold" officeooo:rsid="000d1888" officeooo:paragraph-rsid="000d1888" style:font-size-asian="18pt" style:font-weight-asian="bold" style:font-size-complex="18pt" style:font-weight-complex="bold"/>
    </style:style>
    <style:style style:name="P10" style:family="paragraph" style:parent-style-name="Standard">
      <style:paragraph-properties fo:margin-top="0cm" fo:margin-bottom="0.353cm" style:contextual-spacing="false" fo:line-height="115%"/>
      <style:text-properties style:font-name="Times New Roman" fo:font-size="18pt" fo:font-weight="bold" officeooo:rsid="000e0bba" officeooo:paragraph-rsid="000e0bba" style:font-size-asian="18pt" style:font-weight-asian="bold" style:font-size-complex="18pt" style:font-weight-complex="bold"/>
    </style:style>
    <style:style style:name="P11" style:family="paragraph" style:parent-style-name="Standard">
      <style:paragraph-properties fo:margin-top="0cm" fo:margin-bottom="0.353cm" style:contextual-spacing="false" fo:line-height="115%"/>
      <style:text-properties style:font-name="Times New Roman" fo:font-size="18pt" fo:font-weight="bold" officeooo:rsid="000ef083" officeooo:paragraph-rsid="000ef083" style:font-size-asian="18pt" style:font-weight-asian="bold" style:font-size-complex="18pt" style:font-weight-complex="bold"/>
    </style:style>
    <style:style style:name="P12" style:family="paragraph" style:parent-style-name="Standard">
      <style:paragraph-properties fo:margin-top="0cm" fo:margin-bottom="0.353cm" style:contextual-spacing="false" fo:line-height="115%"/>
      <style:text-properties style:font-name="Times New Roman" fo:font-size="18pt" fo:font-weight="bold" officeooo:paragraph-rsid="000ef083" style:font-size-asian="18pt" style:font-weight-asian="bold" style:font-size-complex="18pt" style:font-weight-complex="bold"/>
    </style:style>
    <style:style style:name="P13" style:family="paragraph" style:parent-style-name="Standard">
      <style:paragraph-properties fo:margin-top="0cm" fo:margin-bottom="0.353cm" style:contextual-spacing="false" fo:line-height="115%"/>
      <style:text-properties style:font-name="Times New Roman" fo:font-size="18pt" fo:font-weight="bold" officeooo:rsid="001019de" officeooo:paragraph-rsid="001019de"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Times New Roman" fo:font-size="16pt" style:text-underline-style="none" fo:font-weight="bold" officeooo:rsid="000ce45c" officeooo:paragraph-rsid="000ce45c" style:font-size-asian="16pt" style:font-weight-asian="bold" style:font-size-complex="16pt" style:font-weight-complex="bold"/>
    </style:style>
    <style:style style:name="P15" style:family="paragraph" style:parent-style-name="Standard">
      <style:paragraph-properties fo:margin-left="1.27cm" fo:margin-right="0cm" fo:margin-top="0cm" fo:margin-bottom="0.353cm" style:contextual-spacing="false" fo:line-height="115%" fo:text-indent="-0.635cm" style:auto-text-indent="false"/>
      <style:text-properties style:font-name="Times New Roman" fo:font-size="16pt" fo:language="en" fo:country="US" style:text-underline-style="none" fo:font-weight="normal" officeooo:rsid="000ce45c" officeooo:paragraph-rsid="000ce45c" style:font-size-asian="16pt" style:font-weight-asian="normal"/>
    </style:style>
    <style:style style:name="P16" style:family="paragraph" style:parent-style-name="Standard">
      <style:paragraph-properties fo:margin-left="1.27cm" fo:margin-right="0cm" fo:margin-top="0cm" fo:margin-bottom="0.353cm" style:contextual-spacing="false" fo:line-height="115%" fo:text-indent="-0.635cm" style:auto-text-indent="false"/>
      <style:text-properties style:font-name="Times New Roman" fo:font-size="16pt" fo:language="en" fo:country="US" style:text-underline-style="none" fo:font-weight="normal" officeooo:paragraph-rsid="000ce45c" style:font-size-asian="16pt" style:font-weight-asian="normal"/>
    </style:style>
    <style:style style:name="P17"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officeooo:paragraph-rsid="000ce45c" style:font-size-asian="16pt" style:font-weight-asian="normal"/>
    </style:style>
    <style:style style:name="P18"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officeooo:rsid="000d1888" officeooo:paragraph-rsid="000d1888" style:font-size-asian="16pt" style:font-weight-asian="normal" style:font-size-complex="16pt" style:font-weight-complex="normal"/>
    </style:style>
    <style:style style:name="P19" style:family="paragraph" style:parent-style-name="Standard">
      <style:paragraph-properties fo:margin-top="0cm" fo:margin-bottom="0.353cm" style:contextual-spacing="false" fo:line-height="115%"/>
      <style:text-properties style:font-name="Times New Roman" fo:font-size="16pt" fo:language="en" fo:country="US" style:text-underline-style="none" fo:font-weight="normal" officeooo:rsid="000d1888" officeooo:paragraph-rsid="000d1888" style:font-size-asian="14pt" style:font-weight-asian="normal" style:font-size-complex="16pt" style:font-weight-complex="normal"/>
    </style:style>
    <style:style style:name="P20" style:family="paragraph" style:parent-style-name="Standard">
      <style:paragraph-properties fo:margin-top="0cm" fo:margin-bottom="0.353cm" style:contextual-spacing="false" fo:line-height="115%"/>
      <style:text-properties style:font-name="Times New Roman" fo:font-size="16pt" fo:language="en" fo:country="US" style:text-underline-style="solid" style:text-underline-width="auto" style:text-underline-color="font-color" fo:font-weight="normal" officeooo:paragraph-rsid="000ce45c" style:font-size-asian="16pt" style:font-weight-asian="normal"/>
    </style:style>
    <style:style style:name="P21" style:family="paragraph" style:parent-style-name="Standard">
      <style:paragraph-properties fo:margin-top="0cm" fo:margin-bottom="0.353cm" style:contextual-spacing="false" fo:line-height="115%"/>
      <style:text-properties style:font-name="Times New Roman" fo:font-size="16pt" fo:font-weight="normal" officeooo:rsid="000d1888" officeooo:paragraph-rsid="000d1888" style:font-size-asian="14pt" style:font-weight-asian="normal" style:font-size-complex="16pt" style:font-weight-complex="normal"/>
    </style:style>
    <style:style style:name="P22" style:family="paragraph" style:parent-style-name="Standard">
      <style:paragraph-properties fo:margin-top="0cm" fo:margin-bottom="0.353cm" style:contextual-spacing="false" fo:line-height="115%"/>
      <style:text-properties style:font-name="Times New Roman" fo:font-size="16pt" fo:font-weight="normal" officeooo:rsid="000ef083" officeooo:paragraph-rsid="000ef083" style:font-size-asian="14pt" style:font-weight-asian="normal" style:font-size-complex="16pt" style:font-weight-complex="normal"/>
    </style:style>
    <style:style style:name="P23" style:family="paragraph" style:parent-style-name="Standard">
      <style:paragraph-properties fo:margin-top="0cm" fo:margin-bottom="0.353cm" style:contextual-spacing="false" fo:line-height="115%"/>
      <style:text-properties style:font-name="Times New Roman" fo:font-size="16pt" fo:font-weight="normal" officeooo:rsid="001019de" officeooo:paragraph-rsid="001019de" style:font-size-asian="14pt" style:font-weight-asian="normal" style:font-size-complex="16pt" style:font-weight-complex="normal"/>
    </style:style>
    <style:style style:name="P24" style:family="paragraph" style:parent-style-name="Standard">
      <style:paragraph-properties fo:margin-top="0cm" fo:margin-bottom="0.353cm" style:contextual-spacing="false" fo:line-height="115%"/>
      <style:text-properties style:font-name="Times New Roman" fo:font-size="16pt" fo:font-weight="normal" officeooo:rsid="001043df" officeooo:paragraph-rsid="001043df" style:font-size-asian="14pt" style:font-weight-asian="normal" style:font-size-complex="16pt" style:font-weight-complex="normal"/>
    </style:style>
    <style:style style:name="P25" style:family="paragraph" style:parent-style-name="Standard">
      <style:paragraph-properties fo:margin-top="0cm" fo:margin-bottom="0.353cm" style:contextual-spacing="false" fo:line-height="115%"/>
      <style:text-properties style:font-name="Times New Roman" fo:font-size="16pt" fo:font-weight="normal" officeooo:rsid="000e0bba" officeooo:paragraph-rsid="000e0bba" style:font-size-asian="16pt" style:font-weight-asian="normal" style:font-size-complex="16pt" style:font-weight-complex="normal"/>
    </style:style>
    <style:style style:name="P26" style:family="paragraph" style:parent-style-name="Standard">
      <style:paragraph-properties fo:margin-top="0cm" fo:margin-bottom="0.353cm" style:contextual-spacing="false" fo:line-height="115%"/>
      <style:text-properties style:font-name="Times New Roman" fo:font-size="16pt" fo:font-weight="normal" officeooo:rsid="000ef083" officeooo:paragraph-rsid="000ef083" style:font-size-asian="16pt" style:font-weight-asian="normal" style:font-size-complex="16pt" style:font-weight-complex="normal"/>
    </style:style>
    <style:style style:name="P27" style:family="paragraph" style:parent-style-name="Standard">
      <style:paragraph-properties fo:margin-top="0cm" fo:margin-bottom="0.353cm" style:contextual-spacing="false" fo:line-height="115%"/>
      <style:text-properties style:font-name="Times New Roman" fo:font-size="16pt" fo:font-weight="bold" officeooo:rsid="001019de" officeooo:paragraph-rsid="001019de" style:font-size-asian="14pt" style:font-weight-asian="bold" style:font-size-complex="16pt" style:font-weight-complex="bold"/>
    </style:style>
    <style:style style:name="P28" style:family="paragraph" style:parent-style-name="Standard">
      <style:paragraph-properties fo:margin-top="0cm" fo:margin-bottom="0.353cm" style:contextual-spacing="false" fo:line-height="115%"/>
      <style:text-properties style:font-name="Times New Roman" fo:font-size="16pt" fo:font-weight="bold" officeooo:rsid="001019de" officeooo:paragraph-rsid="001019de" style:font-size-asian="16pt" style:font-weight-asian="bold" style:font-size-complex="16pt" style:font-weight-complex="bold"/>
    </style:style>
    <style:style style:name="P29" style:family="paragraph" style:parent-style-name="Standard">
      <style:paragraph-properties fo:margin-top="0cm" fo:margin-bottom="0.353cm" style:contextual-spacing="false" fo:line-height="115%"/>
      <style:text-properties officeooo:paragraph-rsid="000ce45c"/>
    </style:style>
    <style:style style:name="P30" style:family="paragraph" style:parent-style-name="Standard">
      <style:paragraph-properties fo:margin-top="0cm" fo:margin-bottom="0.353cm" style:contextual-spacing="false" fo:line-height="115%"/>
      <style:text-properties officeooo:paragraph-rsid="000ef083"/>
    </style:style>
    <style:style style:name="P31" style:family="paragraph" style:parent-style-name="Standard">
      <style:paragraph-properties fo:margin-top="0cm" fo:margin-bottom="0.353cm" style:contextual-spacing="false" fo:line-height="115%"/>
      <style:text-properties officeooo:paragraph-rsid="001019de"/>
    </style:style>
    <style:style style:name="P32" style:family="paragraph" style:parent-style-name="Standard">
      <style:paragraph-properties fo:margin-top="0cm" fo:margin-bottom="0.353cm" style:contextual-spacing="false" fo:line-height="115%"/>
      <style:text-properties fo:font-size="16pt" fo:font-weight="normal" officeooo:paragraph-rsid="000d1888"/>
    </style:style>
    <style:style style:name="P33" style:family="paragraph" style:parent-style-name="Standard">
      <style:paragraph-properties fo:margin-top="0cm" fo:margin-bottom="0.353cm" style:contextual-spacing="false" fo:line-height="115%"/>
      <style:text-properties fo:font-size="16pt" fo:font-weight="normal" officeooo:rsid="000d1888" officeooo:paragraph-rsid="000d1888"/>
    </style:style>
    <style:style style:name="P34" style:family="paragraph" style:parent-style-name="Standard">
      <style:paragraph-properties fo:margin-top="0cm" fo:margin-bottom="0.353cm" style:contextual-spacing="false" fo:line-height="115%"/>
      <style:text-properties fo:font-variant="normal" fo:text-transform="none" fo:color="#212121" loext:opacity="100%" style:font-name="Times New Roman" fo:font-size="16pt" fo:letter-spacing="normal" fo:font-style="normal" fo:font-weight="normal" officeooo:rsid="000d1888" officeooo:paragraph-rsid="000d1888" style:font-size-asian="14pt" style:font-weight-asian="normal" style:font-size-complex="16pt" style:font-weight-complex="normal"/>
    </style:style>
    <style:style style:name="P35" style:family="paragraph" style:parent-style-name="Standard">
      <style:paragraph-properties fo:margin-top="0cm" fo:margin-bottom="0.353cm" style:contextual-spacing="false" fo:line-height="115%"/>
      <style:text-properties fo:font-variant="normal" fo:text-transform="none" fo:color="#212121" loext:opacity="100%" style:font-name="Times New Roman" fo:font-size="16pt" fo:letter-spacing="normal" fo:font-style="normal" fo:font-weight="normal" officeooo:rsid="000e0bba" officeooo:paragraph-rsid="000e0bba" style:font-size-asian="14pt" style:font-weight-asian="normal" style:font-size-complex="16pt" style:font-weight-complex="normal"/>
    </style:style>
    <style:style style:name="P36" style:family="paragraph" style:parent-style-name="Standard">
      <style:paragraph-properties fo:margin-top="0cm" fo:margin-bottom="0.353cm" style:contextual-spacing="false" fo:line-height="115%"/>
      <style:text-properties fo:font-variant="normal" fo:text-transform="none" fo:color="#212121" loext:opacity="100%" style:font-name="Times New Roman" fo:font-size="16pt" fo:letter-spacing="normal" fo:font-style="normal" fo:font-weight="normal" officeooo:rsid="000d1888" officeooo:paragraph-rsid="000d1888" style:font-size-asian="16pt" style:font-weight-asian="normal" style:font-size-complex="16pt" style:font-weight-complex="normal"/>
    </style:style>
    <style:style style:name="P37" style:family="paragraph" style:parent-style-name="Standard">
      <style:paragraph-properties fo:margin-top="0cm" fo:margin-bottom="0.353cm" style:contextual-spacing="false" fo:line-height="115%"/>
      <style:text-properties fo:font-variant="normal" fo:text-transform="none" fo:color="#212121" loext:opacity="100%" style:font-name="Times New Roman" fo:font-size="18pt" fo:letter-spacing="normal" fo:font-style="normal" fo:font-weight="bold" officeooo:rsid="000e0bba" officeooo:paragraph-rsid="000e0bba" style:font-size-asian="15.75pt" style:font-weight-asian="bold" style:font-size-complex="18pt" style:font-weight-complex="bold"/>
    </style:style>
    <style:style style:name="P38" style:family="paragraph" style:parent-style-name="Standard">
      <style:paragraph-properties fo:margin-top="0cm" fo:margin-bottom="0.353cm" style:contextual-spacing="false" fo:line-height="115%"/>
      <style:text-properties fo:font-variant="normal" fo:text-transform="none" fo:color="#212121" loext:opacity="100%" style:font-name="Times New Roman" fo:font-size="18pt" fo:letter-spacing="normal" fo:font-style="normal" fo:font-weight="bold" officeooo:rsid="000e0bba" officeooo:paragraph-rsid="000e0bba" style:font-size-asian="18pt" style:font-weight-asian="bold" style:font-size-complex="18pt" style:font-weight-complex="bold"/>
    </style:style>
    <style:style style:name="P39" style:family="paragraph" style:parent-style-name="Standard">
      <style:paragraph-properties fo:margin-top="0cm" fo:margin-bottom="0.353cm" style:contextual-spacing="false" fo:line-height="115%"/>
      <style:text-properties fo:font-variant="normal" fo:text-transform="none" fo:color="#24292f" loext:opacity="100%" style:font-name="Times New Roman" fo:font-size="18pt" fo:letter-spacing="normal" fo:font-style="normal" fo:font-weight="bold" officeooo:rsid="001019de" officeooo:paragraph-rsid="001019de" style:font-size-asian="18pt" style:font-weight-asian="bold" style:font-size-complex="18pt" style:font-weight-complex="bold"/>
    </style:style>
    <style:style style:name="P40" style:family="paragraph" style:parent-style-name="Standard">
      <style:paragraph-properties fo:margin-top="0cm" fo:margin-bottom="0.353cm" style:contextual-spacing="false" fo:line-height="115%"/>
      <style:text-properties fo:font-variant="normal" fo:text-transform="none" fo:color="#24292f" loext:opacity="100%" style:font-name="Times New Roman" fo:font-size="16pt" fo:letter-spacing="normal" fo:font-style="normal" fo:font-weight="normal" officeooo:rsid="001019de" officeooo:paragraph-rsid="001019de" style:font-size-asian="16pt" style:font-weight-asian="normal" style:font-size-complex="16pt" style:font-weight-complex="normal"/>
    </style:style>
    <style:style style:name="P41" style:family="paragraph" style:parent-style-name="Standard">
      <style:paragraph-properties fo:margin-top="0cm" fo:margin-bottom="0.353cm" style:contextual-spacing="false" fo:line-height="115%"/>
      <style:text-properties fo:font-variant="normal" fo:text-transform="none" fo:color="#24292f" loext:opacity="100%" style:font-name="Times New Roman" fo:font-size="16pt" fo:letter-spacing="normal" fo:font-style="normal" fo:font-weight="normal" officeooo:rsid="001019de" officeooo:paragraph-rsid="001019de" style:font-size-asian="14pt" style:font-weight-asian="normal" style:font-size-complex="16pt" style:font-weight-complex="normal"/>
    </style:style>
    <style:style style:name="P42" style:family="paragraph" style:parent-style-name="Standard">
      <style:paragraph-properties fo:margin-top="0cm" fo:margin-bottom="0.353cm" style:contextual-spacing="false" fo:line-height="115%"/>
      <style:text-properties officeooo:rsid="000ef083" officeooo:paragraph-rsid="000ef083"/>
    </style:style>
    <style:style style:name="P43" style:family="paragraph" style:parent-style-name="Standard">
      <style:paragraph-properties fo:margin-top="0cm" fo:margin-bottom="0.353cm" style:contextual-spacing="false" fo:line-height="115%"/>
      <style:text-properties officeooo:rsid="001019de" officeooo:paragraph-rsid="001019de"/>
    </style:style>
    <style:style style:name="P44"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style:font-name="Times New Roman" fo:font-size="16pt" fo:language="en" fo:country="US" style:text-underline-style="none" fo:font-weight="normal" officeooo:paragraph-rsid="000ce45c" style:font-size-asian="16pt" style:font-weight-asian="normal"/>
    </style:style>
    <style:style style:name="P45" style:family="paragraph" style:parent-style-name="Standard">
      <style:paragraph-properties fo:margin-top="0cm" fo:margin-bottom="0.353cm" style:contextual-spacing="false" fo:line-height="115%"/>
      <style:text-properties style:font-name="Times New Roman" fo:font-size="16pt" fo:font-weight="normal" officeooo:rsid="000e0bba" officeooo:paragraph-rsid="000e0bba" style:font-size-asian="16pt" style:font-weight-asian="normal" style:font-size-complex="16pt" style:font-weight-complex="normal"/>
    </style:style>
    <style:style style:name="P46" style:family="paragraph" style:parent-style-name="Standard">
      <style:paragraph-properties fo:margin-top="0cm" fo:margin-bottom="0.353cm" style:contextual-spacing="false" fo:line-height="115%"/>
      <style:text-properties style:font-name="Times New Roman" fo:font-size="16pt" fo:font-weight="normal" officeooo:rsid="001043df" officeooo:paragraph-rsid="001043df" style:font-size-asian="14pt" style:font-weight-asian="normal" style:font-size-complex="16pt" style:font-weight-complex="normal"/>
    </style:style>
    <style:style style:name="P47" style:family="paragraph" style:parent-style-name="Standard">
      <style:paragraph-properties fo:margin-top="0cm" fo:margin-bottom="0.353cm" style:contextual-spacing="false" fo:line-height="115%"/>
      <style:text-properties style:font-name="Times New Roman" fo:font-size="16pt" fo:font-weight="normal" officeooo:rsid="00111938" officeooo:paragraph-rsid="00111938" style:font-size-asian="14pt" style:font-weight-asian="normal" style:font-size-complex="16pt" style:font-weight-complex="normal"/>
    </style:style>
    <style:style style:name="P48" style:family="paragraph" style:parent-style-name="Standard">
      <style:paragraph-properties fo:margin-top="0cm" fo:margin-bottom="0.353cm" style:contextual-spacing="false" fo:line-height="115%"/>
      <style:text-properties style:font-name="Times New Roman" fo:font-size="18pt" fo:font-weight="bold" officeooo:rsid="001043df" officeooo:paragraph-rsid="001043df" style:font-size-asian="18pt" style:font-weight-asian="bold" style:font-size-complex="18pt" style:font-weight-complex="bold"/>
    </style:style>
    <style:style style:name="P49" style:family="paragraph" style:parent-style-name="Standard">
      <style:paragraph-properties fo:margin-top="0cm" fo:margin-bottom="0.353cm" style:contextual-spacing="false" fo:line-height="115%"/>
      <style:text-properties style:font-name="Times New Roman" fo:font-size="18pt" fo:font-weight="bold" officeooo:rsid="001019de" officeooo:paragraph-rsid="001019de" style:font-size-asian="18pt" style:font-weight-asian="bold" style:font-size-complex="18pt" style:font-weight-complex="bold"/>
    </style:style>
    <style:style style:name="P50" style:family="paragraph" style:parent-style-name="Standard">
      <style:paragraph-properties fo:margin-top="0cm" fo:margin-bottom="0.353cm" style:contextual-spacing="false" fo:line-height="115%"/>
      <style:text-properties style:font-name="Times New Roman" fo:font-size="18pt" fo:font-weight="normal" officeooo:rsid="00111938" officeooo:paragraph-rsid="00111938" style:font-size-asian="18pt" style:font-weight-asian="normal" style:font-size-complex="18pt" style:font-weight-complex="normal"/>
    </style:style>
    <style:style style:name="P51" style:family="paragraph" style:parent-style-name="Standard" style:list-style-name="WWNum1">
      <style:paragraph-properties fo:margin-left="1.27cm" fo:margin-right="0cm" fo:margin-top="0cm" fo:margin-bottom="0.353cm" style:contextual-spacing="false" fo:line-height="115%" fo:text-indent="-0.635cm" style:auto-text-indent="false"/>
      <style:text-properties officeooo:paragraph-rsid="000ce45c"/>
    </style:style>
    <style:style style:name="P52" style:family="paragraph" style:parent-style-name="Standard" style:list-style-name="L3">
      <style:paragraph-properties fo:margin-top="0cm" fo:margin-bottom="0.353cm" style:contextual-spacing="false" fo:line-height="115%"/>
      <style:text-properties officeooo:paragraph-rsid="00111938"/>
    </style:style>
    <style:style style:name="P53" style:family="paragraph" style:parent-style-name="Standard">
      <style:paragraph-properties fo:margin-top="0cm" fo:margin-bottom="0.353cm" style:contextual-spacing="false" fo:line-height="115%"/>
      <style:text-properties style:font-name="Times New Roman" fo:font-size="18pt" fo:font-weight="bold" officeooo:rsid="001019de" officeooo:paragraph-rsid="001019de" style:font-size-asian="18pt" style:font-weight-asian="bold" style:font-size-complex="18pt" style:font-weight-complex="bold"/>
    </style:style>
    <style:style style:name="P54" style:family="paragraph" style:parent-style-name="Standard">
      <style:paragraph-properties fo:margin-top="0cm" fo:margin-bottom="0.353cm" style:contextual-spacing="false" fo:line-height="115%"/>
      <style:text-properties style:font-name="Times New Roman" fo:font-size="18pt" fo:font-weight="bold" officeooo:rsid="00111938" officeooo:paragraph-rsid="00111938" style:font-size-asian="18pt" style:font-weight-asian="bold" style:font-size-complex="18pt" style:font-weight-complex="bold"/>
    </style:style>
    <style:style style:name="P55" style:family="paragraph" style:parent-style-name="Standard">
      <style:paragraph-properties fo:margin-top="0cm" fo:margin-bottom="0.353cm" style:contextual-spacing="false" fo:line-height="115%"/>
      <style:text-properties style:font-name="Times New Roman" fo:font-size="16pt" fo:font-weight="normal" officeooo:rsid="00111938" officeooo:paragraph-rsid="00111938" style:font-size-asian="14pt" style:font-weight-asian="normal" style:font-size-complex="16pt" style:font-weight-complex="normal"/>
    </style:style>
    <style:style style:name="P56" style:family="paragraph" style:parent-style-name="Standard" style:list-style-name="L2">
      <style:paragraph-properties fo:margin-top="0cm" fo:margin-bottom="0.353cm" style:contextual-spacing="false" fo:line-height="115%"/>
      <style:text-properties style:font-name="Times New Roman" fo:font-size="16pt" fo:font-weight="normal" officeooo:rsid="00111938" officeooo:paragraph-rsid="00111938" style:font-size-asian="14pt" style:font-weight-asian="normal" style:font-size-complex="16pt" style:font-weight-complex="normal"/>
    </style:style>
    <style:style style:name="P57" style:family="paragraph" style:parent-style-name="Standard" style:list-style-name="L5">
      <style:paragraph-properties fo:margin-top="0cm" fo:margin-bottom="0.353cm" style:contextual-spacing="false" fo:line-height="115%"/>
      <style:text-properties style:font-name="Times New Roman" fo:font-size="16pt" fo:font-weight="normal" officeooo:rsid="00111938" officeooo:paragraph-rsid="00111938" style:font-size-asian="14pt" style:font-weight-asian="normal" style:font-size-complex="16pt" style:font-weight-complex="normal"/>
    </style:style>
    <style:style style:name="P58" style:family="paragraph" style:parent-style-name="Standard">
      <style:paragraph-properties fo:margin-top="0cm" fo:margin-bottom="0.353cm" style:contextual-spacing="false" fo:line-height="115%"/>
      <style:text-properties style:font-name="Times New Roman" fo:font-size="16pt" fo:font-weight="normal" officeooo:rsid="00111938" officeooo:paragraph-rsid="00111938" style:font-size-asian="16pt" style:font-weight-asian="normal" style:font-size-complex="16pt" style:font-weight-complex="normal"/>
    </style:style>
    <style:style style:name="P59" style:family="paragraph" style:parent-style-name="Standard">
      <style:paragraph-properties fo:margin-top="0cm" fo:margin-bottom="0.353cm" style:contextual-spacing="false" fo:line-height="115%"/>
      <style:text-properties style:font-name="Times New Roman" fo:font-size="16pt" fo:font-weight="bold" officeooo:rsid="00111938" officeooo:paragraph-rsid="00111938" style:font-size-asian="16pt" style:font-weight-asian="bold" style:font-size-complex="16pt" style:font-weight-complex="bold"/>
    </style:style>
    <style:style style:name="P60" style:family="paragraph" style:parent-style-name="Standard" style:list-style-name="L1">
      <style:paragraph-properties fo:margin-top="0cm" fo:margin-bottom="0.353cm" style:contextual-spacing="false" fo:line-height="115%"/>
      <style:text-properties style:font-name="Times New Roman" fo:font-size="16pt" fo:font-weight="bold" officeooo:rsid="00111938" officeooo:paragraph-rsid="00111938" style:font-size-asian="14pt" style:font-weight-asian="bold" style:font-size-complex="16pt" style:font-weight-complex="bold"/>
    </style:style>
    <style:style style:name="P61" style:family="paragraph" style:parent-style-name="Standard" style:list-style-name="L2">
      <style:paragraph-properties fo:margin-top="0cm" fo:margin-bottom="0.353cm" style:contextual-spacing="false" fo:line-height="115%"/>
      <style:text-properties style:font-name="Times New Roman" fo:font-size="16pt" fo:font-weight="bold" officeooo:rsid="00111938" officeooo:paragraph-rsid="00111938" style:font-size-asian="14pt" style:font-weight-asian="bold" style:font-size-complex="16pt" style:font-weight-complex="bold"/>
    </style:style>
    <style:style style:name="P62" style:family="paragraph" style:parent-style-name="Standard">
      <style:paragraph-properties fo:margin-top="0cm" fo:margin-bottom="0.353cm" style:contextual-spacing="false" fo:line-height="115%"/>
      <style:text-properties officeooo:rsid="00111938" officeooo:paragraph-rsid="00111938"/>
    </style:style>
    <style:style style:name="P63" style:family="paragraph" style:parent-style-name="Standard" style:list-style-name="L3">
      <style:paragraph-properties fo:margin-top="0cm" fo:margin-bottom="0.353cm" style:contextual-spacing="false" fo:line-height="115%"/>
      <style:text-properties officeooo:rsid="00111938" officeooo:paragraph-rsid="00111938"/>
    </style:style>
    <style:style style:name="P64" style:family="paragraph" style:parent-style-name="Standard" style:list-style-name="L4">
      <style:paragraph-properties fo:margin-top="0cm" fo:margin-bottom="0.353cm" style:contextual-spacing="false" fo:line-height="115%"/>
      <style:text-properties officeooo:rsid="00111938" officeooo:paragraph-rsid="00111938"/>
    </style:style>
    <style:style style:name="T1" style:family="text">
      <style:text-properties fo:font-variant="normal" fo:text-transform="none" fo:color="#24292f" loext:opacity="100%" fo:letter-spacing="normal" fo:font-style="normal"/>
    </style:style>
    <style:style style:name="T2" style:family="text">
      <style:text-properties fo:font-variant="normal" fo:text-transform="none" fo:color="#24292f" loext:opacity="100%" style:font-name="apple-system" fo:font-size="9.60000038146973pt" fo:letter-spacing="normal" fo:font-style="normal"/>
    </style:style>
    <style:style style:name="T3" style:family="text">
      <style:text-properties fo:font-variant="normal" fo:text-transform="none" fo:color="#24292f" loext:opacity="100%" fo:font-size="9.60000038146973pt" fo:letter-spacing="normal" fo:font-style="normal"/>
    </style:style>
    <style:style style:name="T4" style:family="text">
      <style:text-properties fo:font-variant="normal" fo:text-transform="none" fo:color="#212121" loext:opacity="100%" style:font-name="Times New Roman" fo:letter-spacing="normal" fo:font-style="normal" style:font-size-asian="16pt" style:font-size-complex="16pt"/>
    </style:style>
    <style:style style:name="T5" style:family="text">
      <style:text-properties fo:font-variant="normal" fo:text-transform="none" fo:color="#212121" loext:opacity="100%" style:font-name="Times New Roman" fo:letter-spacing="normal" fo:font-style="normal" officeooo:rsid="000d1888" style:font-size-asian="16pt" style:font-size-complex="16pt"/>
    </style:style>
    <style:style style:name="T6" style:family="text">
      <style:text-properties fo:font-variant="normal" fo:text-transform="none" fo:color="#212121" loext:opacity="100%" fo:letter-spacing="normal" fo:font-style="normal"/>
    </style:style>
    <style:style style:name="T7" style:family="text">
      <style:text-properties fo:font-variant="normal" fo:text-transform="none" fo:color="#212121" loext:opacity="100%" fo:letter-spacing="normal" fo:font-style="normal" style:font-size-asian="16pt"/>
    </style:style>
    <style:style style:name="T8" style:family="text">
      <style:text-properties fo:font-variant="normal" fo:text-transform="none" fo:color="#212121" loext:opacity="100%" fo:letter-spacing="normal" fo:font-style="normal" officeooo:rsid="000d1888" style:font-weight-asian="normal" style:font-weight-complex="normal"/>
    </style:style>
    <style:style style:name="T9" style:family="text">
      <style:text-properties fo:font-variant="normal" fo:text-transform="none" fo:color="#212121" loext:opacity="100%" fo:font-size="16pt" fo:letter-spacing="normal" fo:font-style="normal" style:font-size-asian="14pt" style:font-size-complex="16pt"/>
    </style:style>
    <style:style style:name="T10" style:family="text">
      <style:text-properties fo:font-variant="normal" fo:text-transform="none" fo:color="#212121" loext:opacity="100%" fo:font-size="16pt" fo:letter-spacing="normal" fo:font-style="normal" fo:font-weight="bold" style:font-size-asian="14pt" style:font-weight-asian="bold" style:font-size-complex="16pt" style:font-weight-complex="bold"/>
    </style:style>
    <style:style style:name="T11" style:family="text">
      <style:text-properties style:font-name="Times New Roman" fo:font-size="16pt" fo:language="en" fo:country="US" style:text-underline-style="none" fo:font-weight="normal" style:font-size-asian="16pt" style:font-weight-asian="normal"/>
    </style:style>
    <style:style style:name="T12" style:family="text">
      <style:text-properties style:font-name="Times New Roman" fo:font-size="16pt" fo:language="en" fo:country="US" style:text-underline-style="none" fo:font-weight="normal" officeooo:rsid="000f4172" style:font-size-asian="16pt" style:font-weight-asian="normal"/>
    </style:style>
    <style:style style:name="T13" style:family="text">
      <style:text-properties style:font-name="Times New Roman" fo:font-size="16pt" fo:language="en" fo:country="US" style:text-underline-style="solid" style:text-underline-width="auto" style:text-underline-color="font-color" fo:font-weight="normal" style:font-size-asian="16pt" style:font-weight-asian="normal"/>
    </style:style>
    <style:style style:name="T14" style:family="text">
      <style:text-properties style:font-name="Times New Roman" fo:font-size="16pt" fo:font-weight="normal" officeooo:rsid="000ef083" style:font-size-asian="14pt" style:font-weight-asian="normal" style:font-size-complex="16pt" style:font-weight-complex="normal"/>
    </style:style>
    <style:style style:name="T15" style:family="text">
      <style:text-properties style:font-name="Times New Roman" fo:font-size="16pt" fo:font-weight="normal" officeooo:rsid="001019de" style:font-size-asian="16pt" style:font-weight-asian="normal" style:font-size-complex="16pt" style:font-weight-complex="normal"/>
    </style:style>
    <style:style style:name="T16" style:family="text">
      <style:text-properties style:font-name="Times New Roman" fo:language="en" fo:country="US" style:text-underline-style="none" officeooo:rsid="000d1888" style:font-size-asian="14pt" style:font-weight-asian="normal" style:font-size-complex="16pt" style:font-weight-complex="normal"/>
    </style:style>
    <style:style style:name="T17" style:family="text">
      <style:text-properties fo:color="#24292f" loext:opacity="100%"/>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style:font-name="Times New Roman" fo:font-size="16pt" fo:font-weight="normal" style:font-size-asian="14pt" style:font-weight-asian="normal" style:font-size-complex="16pt" style:font-weight-complex="normal"/>
    </style:style>
    <style:style style:name="T21" style:family="text">
      <style:text-properties style:font-name="Times New Roman" fo:font-size="16pt" fo:font-weight="normal" officeooo:rsid="00111938" style:font-size-asian="14pt" style:font-weight-asian="normal" style:font-size-complex="16pt" style:font-weight-complex="normal"/>
    </style:style>
    <style:style style:name="T22" style:family="text">
      <style:text-properties style:font-name="Times New Roman" fo:font-size="16pt" fo:font-weight="bold" style:font-size-asian="14pt" style:font-weight-asian="bold" style:font-size-complex="16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text:s/>MEGA <text:s/>ASSIGNMENT</text:p>
      <text:p text:style-name="P1"/>
      <text:p text:style-name="P14"><text:span text:style-name="T1">Q1. Why do we call Python as a general purpose and high-level programming language?</text:span> </text:p>
      <text:p text:style-name="P17">Ans: Python is known as a general purpose language because it is used for a wide variety of programs and not only for a particular kind of program.</text:p>
      <text:p text:style-name="P17">eg: web development, scientific and numerical computing, data science, machine learning, etc.</text:p>
      <text:p text:style-name="P17">Python is also called as a High level language because:</text:p>
      <text:list xml:id="list3978800756" text:style-name="WWNum1">
        <text:list-item>
          <text:p text:style-name="P44">It is simple and easy for humans to understand.</text:p>
        </text:list-item>
        <text:list-item>
          <text:p text:style-name="P44">It can run on any platform.</text:p>
        </text:list-item>
        <text:list-item>
          <text:p text:style-name="P44">Python is simple to debug.</text:p>
        </text:list-item>
        <text:list-item>
          <text:p text:style-name="P44">Free and open source.</text:p>
        </text:list-item>
        <text:list-item>
          <text:p text:style-name="P44">Extensive library support.</text:p>
        </text:list-item>
      </text:list>
      <text:p text:style-name="P16"/>
      <text:p text:style-name="P2"><text:span text:style-name="T1">Q2. Why is Python called a dynamically typed language?</text:span> </text:p>
      <text:p text:style-name="P17">Ans: Python is called as a dynamically typed language because in python there is no need to define the types of variables. A user can directly declare variables without declaring its data types. The data type will be examined by the interpreter while executing the program.</text:p>
      <text:p text:style-name="P17">eg: x=5 will be interpreted as an integer data type.</text:p>
      <text:p text:style-name="P17"/>
      <text:p text:style-name="P3"><text:span text:style-name="T1">Q3. List some pros and cons of Python programming language?</text:span> </text:p>
      <text:p text:style-name="P29"><text:span text:style-name="T11">Ans: </text:span><text:span text:style-name="T13">Pros of python programming:</text:span></text:p>
      <text:list xml:id="list150849368122885" text:continue-numbering="true" text:style-name="WWNum1">
        <text:list-item>
          <text:p text:style-name="P44">Python is easy to learn and read.</text:p>
        </text:list-item>
        <text:list-item>
          <text:p text:style-name="P51"><text:soft-page-break/><text:span text:style-name="T11">Python enhances productivity.</text:span></text:p>
        </text:list-item>
        <text:list-item>
          <text:p text:style-name="P44">Python has vast number of libraries which simplifies many complicated processes.</text:p>
        </text:list-item>
        <text:list-item>
          <text:p text:style-name="P44">Python is a free and an open source.</text:p>
        </text:list-item>
        <text:list-item>
          <text:p text:style-name="P44">Python is a portable programming language. It can work on any platform.</text:p>
        </text:list-item>
        <text:list-item>
          <text:p text:style-name="P44">Python is a high level general purpose language which makes it easy to use.</text:p>
        </text:list-item>
      </text:list>
      <text:p text:style-name="P20">Cons of python programming:</text:p>
      <text:list xml:id="list150849159848700" text:continue-numbering="true" text:style-name="WWNum1">
        <text:list-item>
          <text:p text:style-name="P44">Python has speed limitations because it is dynamically typed and interpreted programming language.</text:p>
        </text:list-item>
        <text:list-item>
          <text:p text:style-name="P44">Python can have runtime errors because of its dynamically typed features.</text:p>
        </text:list-item>
        <text:list-item>
          <text:p text:style-name="P44">Python consumes a lot of memory space.</text:p>
        </text:list-item>
        <text:list-item>
          <text:p text:style-name="P44">Python is not native to mobile environment.</text:p>
        </text:list-item>
      </text:list>
      <text:p text:style-name="P6"/>
      <text:p text:style-name="P3"><text:span text:style-name="T1">Q4. In what all domains can we use Python?</text:span> </text:p>
      <text:p text:style-name="P17">Ans: Python is a general purpose high level language, therefore it can be used in number of domains, some of which are as follows:</text:p>
      <text:list xml:id="list150849380864513" text:continue-numbering="true" text:style-name="WWNum1">
        <text:list-item>
          <text:p text:style-name="P44">Machine learning and AI.</text:p>
        </text:list-item>
        <text:list-item>
          <text:p text:style-name="P44">Data Science.</text:p>
        </text:list-item>
        <text:list-item>
          <text:p text:style-name="P44">Automation.</text:p>
        </text:list-item>
        <text:list-item>
          <text:p text:style-name="P44">Application Development.</text:p>
        </text:list-item>
        <text:list-item>
          <text:p text:style-name="P44">Desktop GUI.</text:p>
        </text:list-item>
        <text:list-item>
          <text:p text:style-name="P44"><text:soft-page-break/>OS Development.</text:p>
        </text:list-item>
        <text:list-item>
          <text:p text:style-name="P44">Gaming.</text:p>
        </text:list-item>
        <text:list-item>
          <text:p text:style-name="P44">Scientific Programming.</text:p>
        </text:list-item>
        <text:list-item>
          <text:p text:style-name="P44">Embedded systems.</text:p>
        </text:list-item>
      </text:list>
      <text:p text:style-name="P7"/>
      <text:p text:style-name="P4"><text:span text:style-name="T1">Q5. What are variable and how can we declare them?</text:span> </text:p>
      <text:p text:style-name="P17">Ans: Variables are containers that store values, or we can say it is name given to a memory location. It is basic unit of storage in a program.</text:p>
      <text:p text:style-name="P17">In python variable is declared in following steps:</text:p>
      <text:list xml:id="list150850326684008" text:continue-numbering="true" text:style-name="WWNum1">
        <text:list-item>
          <text:p text:style-name="P44">name a variable.</text:p>
        </text:list-item>
        <text:list-item>
          <text:p text:style-name="P44">assign a value to it.</text:p>
        </text:list-item>
        <text:list-item>
          <text:p text:style-name="P44">Data type of a variable will <text:s/>be automatically determined. There is no need to specify it explicitly.</text:p>
        </text:list-item>
      </text:list>
      <text:p text:style-name="P17">eg: x=5, n="Hello World".</text:p>
      <text:p text:style-name="P17"/>
      <text:p text:style-name="P3"><text:span text:style-name="T1">Q6. How can we take an input from the user in Python?</text:span> </text:p>
      <text:p text:style-name="P29"><text:span text:style-name="T11">Ans: In python input from user can be taken from a user by using the </text:span><text:span text:style-name="T13">"input()" </text:span><text:span text:style-name="T11">function. It takes input from a user and then evaluates the expression. The python interpreter automatically identifies whether a user input is a string, number, or a list.</text:span></text:p>
      <text:p text:style-name="P17">eg: name=input("enter your name")</text:p>
      <text:p text:style-name="P17"><text:s text:c="5"/>print(name)</text:p>
      <text:p text:style-name="P17"/>
      <text:p text:style-name="P3"/>
      <text:p text:style-name="P3"><text:soft-page-break/><text:span text:style-name="T1">Q7. What is the default datatype of the value that has been taken as an input using input() function?</text:span> </text:p>
      <text:p text:style-name="P17">Ans: By default the input() function read the user's input as a string.</text:p>
      <text:p text:style-name="P17"/>
      <text:p text:style-name="P3"><text:span text:style-name="T1">Q8. What is type casting?</text:span> </text:p>
      <text:p text:style-name="P17">Ans: Typecasting is the method to convert the variable data type into a certain data type to match the operations required to be performed by a user.</text:p>
      <text:p text:style-name="P17">eg: if we assign int() function to a float value, it'll typecasted into an integer value.</text:p>
      <text:p text:style-name="P7"/>
      <text:p text:style-name="P3"><text:span text:style-name="T1">Q9. Can we take more than one input from the user using single input() function? If yes, how? If no, why?</text:span> </text:p>
      <text:p text:style-name="P17">Ans: Yes, we can take more than one input from the user using single input() function by two methods:</text:p>
      <text:list xml:id="list150849018357714" text:continue-numbering="true" text:style-name="WWNum1">
        <text:list-item>
          <text:p text:style-name="P44">Using split() method:</text:p>
        </text:list-item>
      </text:list>
      <text:p text:style-name="P17">This function helps in getting multiple inputs from users. It breaks the given input by the specified separator. If a separator is not provided then any white space is a separator. Generally, users use a split() method to split a Python string but one can use it in taking multiple inputs.</text:p>
      <text:p text:style-name="P17">eg: x, y = input("Enter two values: ").split()</text:p>
      <text:p text:style-name="P17">print("enter value 1: ", x)</text:p>
      <text:p text:style-name="P17">print("enter value 2: ", y)</text:p>
      <text:list xml:id="list150848627933488" text:continue-numbering="true" text:style-name="WWNum1">
        <text:list-item>
          <text:p text:style-name="P44">Using List comprehension:</text:p>
        </text:list-item>
      </text:list>
      <text:p text:style-name="P17">A user can create lists just like mathematical statements in one line only. It is also used in getting multiple inputs from a user. </text:p>
      <text:p text:style-name="P17"><text:soft-page-break/>eg: x, y = [int(x) for x in input("Enter two values: ").split()]</text:p>
      <text:p text:style-name="P17">print("First Number is: ", x)</text:p>
      <text:p text:style-name="P17">print("Second Number is: ", y)</text:p>
      <text:p text:style-name="P17"/>
      <text:p text:style-name="P3"><text:span text:style-name="T1">Q10. What are keywords?</text:span> </text:p>
      <text:p text:style-name="P17">Ans: Keywords are predefined, reserved words used in Python programming that have special meanings to the compiler. We cannot use a keyword as a variable name, function name, or any other identifier. They are used to define the syntax and structure of the Python language. All the keywords except True, False and None are in lowercase and they must be written as they are. </text:p>
      <text:p text:style-name="P17">Some examples of keywords are:</text:p>
      <text:p text:style-name="P17">if, else, elif, break, continue, etc.</text:p>
      <text:p text:style-name="P3"/>
      <text:p text:style-name="P5">Q11. Can we use keywords as a variable? Support your answer with reason.</text:p>
      <text:p text:style-name="P17">Ans: No, we can not use keywords as a variable because keywords are predefined, reserved words used in python programming that have a special meaning to the compiler.</text:p>
      <text:p text:style-name="P17">And if keywords are allowed to be used as a variable it would be very hard for a compiler to identify if the keyword used in the program is a specific keyword or a variable.</text:p>
      <text:p text:style-name="P17"/>
      <text:p text:style-name="P5">Q12. What is indentation? What's the use of indentation in Python?</text:p>
      <text:p text:style-name="P17">Ans: Indentation refers to the spaces at the beginning of a code line. </text:p>
      <text:p text:style-name="P17"><text:soft-page-break/>Python use indentation to indicate a block of code. It is a way of telling interpreter that the group of statements belong to a particular block of code. If a block has to be more deeply nested, it is further indented to the right.</text:p>
      <text:p text:style-name="P17"/>
      <text:p text:style-name="P5">Q13. How can we throw some output in Python?</text:p>
      <text:p text:style-name="P17">Ans: In python output can be thrown by simply using the print() function.</text:p>
      <text:p text:style-name="P29"><text:span text:style-name="T11">The print() function can also accept different parameters like object, end, </text:span><text:span text:style-name="T12">s</text:span><text:span text:style-name="T11">ep.</text:span></text:p>
      <text:p text:style-name="P17">eg: print("This is to throw some output")</text:p>
      <text:p text:style-name="P17"/>
      <text:p text:style-name="P5">Q14. What are operators in Python?</text:p>
      <text:p text:style-name="P17">Ans: Operators in python are used to perform operations on different variables and values. These are standard symbols used for purpose of some logical and arithmetic operations.</text:p>
      <text:p text:style-name="P17">Operators are of different types such as arithmetic( +, -, *, /) and comparison operators such as &gt;, &lt;, ==,!=, &gt;=, &lt;=, etc.</text:p>
      <text:p text:style-name="P17"/>
      <text:p text:style-name="P5">Q15. What is difference between / and // operators?</text:p>
      <text:p text:style-name="P29"><text:span text:style-name="T11">Ans: </text:span><text:span text:style-name="T13">/ operator</text:span><text:span text:style-name="T11">:</text:span></text:p>
      <text:p text:style-name="P17">/ operator is used for float division.</text:p>
      <text:p text:style-name="P17">eg: 5/2 = 2.5</text:p>
      <text:p text:style-name="P29"><text:span text:style-name="T13">// operator</text:span><text:span text:style-name="T11">:</text:span></text:p>
      <text:p text:style-name="P17">Is used for floor division or for integer value output. The decimal point digits are removed.</text:p>
      <text:p text:style-name="P17">Eg: 5//2 = 2</text:p>
      <text:p text:style-name="P5"><text:soft-page-break/>Q18. What are boolean operator?</text:p>
      <text:p text:style-name="P17">Ans: Boolean operators are those operators that results in the boolean values of True or False. These are used to know if the given expression in the program is True or False.</text:p>
      <text:p text:style-name="P17">eg: x=4</text:p>
      <text:p text:style-name="P17"><text:s text:c="5"/>y=5</text:p>
      <text:p text:style-name="P17"><text:s text:c="5"/>x= =y will return False.</text:p>
      <text:p text:style-name="P17"/>
      <text:p text:style-name="P17"/>
      <text:p text:style-name="P5">Q20. What are conditional statements in Python?</text:p>
      <text:p text:style-name="P17">Ans: Conditional statements in Python are the statements that perform different actions depending on whether it is True or False. These statements guide the program while making decisions based on given conditions.</text:p>
      <text:p text:style-name="P17">The different conditional statements in python are:</text:p>
      <text:list xml:id="list150849916563261" text:continue-numbering="true" text:style-name="WWNum1">
        <text:list-item>
          <text:p text:style-name="P44">if</text:p>
        </text:list-item>
        <text:list-item>
          <text:p text:style-name="P44">elif</text:p>
        </text:list-item>
        <text:list-item>
          <text:p text:style-name="P44">else.</text:p>
        </text:list-item>
      </text:list>
      <text:p text:style-name="P15"/>
      <text:p text:style-name="P5">Q21. What is use of 'if', 'elif' and 'else' keywords?</text:p>
      <text:p text:style-name="P29"><text:span text:style-name="T11">Ans: </text:span><text:span text:style-name="T13">If Keyword</text:span><text:span text:style-name="T11">:</text:span></text:p>
      <text:p text:style-name="P17">The if keyword is used to create conditional statements and allows a user to execute a block of code only if the condition is True.</text:p>
      <text:p text:style-name="P20">Elif Keyword:</text:p>
      <text:p text:style-name="P17"><text:soft-page-break/>This keyword is used when the first if statement is not true and we want to check the other condition or a block of code.</text:p>
      <text:p text:style-name="P20">else Keyword:</text:p>
      <text:p text:style-name="P17">The else keyword is used in the conditional if statements to decide what to do when if condition turns out to be False.</text:p>
      <text:p text:style-name="P17"/>
      <text:p text:style-name="P3"><text:span text:style-name="T1">Q26. What is a string? How can we declare string in Python?</text:span> </text:p>
      <text:p text:style-name="P19">Ans: A string is a sequence of characters. They are used to record text information in a program such as names.</text:p>
      <text:p text:style-name="P19">Strings can be declared by putting them inside a single or a double quotes.</text:p>
      <text:p text:style-name="P32"><text:span text:style-name="T16">Eg: str1=</text:span><text:span text:style-name="T4">"</text:span><text:span text:style-name="T5">Nikhil Kumar Sharma</text:span><text:span text:style-name="T4">"</text:span></text:p>
      <text:p text:style-name="P32"><text:span text:style-name="T5">or str1=</text:span><text:span text:style-name="T4">'</text:span><text:span text:style-name="T5">Nikhil Kumar Sharma</text:span><text:span text:style-name="T4">'</text:span></text:p>
      <text:p text:style-name="P33"/>
      <text:p text:style-name="P9"><text:span text:style-name="T1">Q27. How can we access the string using its index?</text:span><text:span text:style-name="T6"> </text:span></text:p>
      <text:p text:style-name="P34">Ans: In Python we can use square brackets [] to access the string of the index. Indexing in python starts from 0. The index number of the character to be accessed in a string should be enclosed within these square brackets.</text:p>
      <text:p text:style-name="P21"><text:span text:style-name="T6">Eg: str1=</text:span><text:span text:style-name="T7">"Nikhil Kumar Sharma"</text:span></text:p>
      <text:p text:style-name="P36">print(str1[1])</text:p>
      <text:p text:style-name="P36">output: i</text:p>
      <text:p text:style-name="P21"/>
      <text:p text:style-name="P9"><text:span text:style-name="T1">Q31. How can you delete entire string at once?</text:span><text:span text:style-name="T6"> </text:span></text:p>
      <text:p text:style-name="P8"><text:span text:style-name="T9">Ans: The entire string in the python can be deleted by using the </text:span><text:span text:style-name="T10">del</text:span><text:span text:style-name="T9"> command.</text:span></text:p>
      <text:p text:style-name="P34">Eg: str1=’python’</text:p>
      <text:p text:style-name="P8"><text:soft-page-break/><text:span text:style-name="T9">print(str1)</text:span></text:p>
      <text:p text:style-name="P34">del str1</text:p>
      <text:p text:style-name="P8"/>
      <text:p text:style-name="P9"><text:span text:style-name="T1">Q32. What is escape sequence?</text:span><text:span text:style-name="T6"> </text:span></text:p>
      <text:p text:style-name="P36">Ans: An escape sequence is the sequence of characters that when used inside a character or string does not represent itself but is converted into other character or series of characters that may be difficult to express directly like new line (\n).</text:p>
      <text:p text:style-name="P36">In the escape sequence character is preceded by a backlash (\).</text:p>
      <text:p text:style-name="P36"/>
      <text:p text:style-name="P37">Q34. What is a list in python?</text:p>
      <text:p text:style-name="P35">Ans: Lists in python are used to store multiple items in a single variable. It is a sequence data type used to store the collection of data.</text:p>
      <text:p text:style-name="P35">Eg: list_1=[“red”, “black”, “orange”]</text:p>
      <text:p text:style-name="P35"/>
      <text:p text:style-name="P38"><text:span text:style-name="T17">Q35. How can you create a list in Python?</text:span> </text:p>
      <text:p text:style-name="P35">Ans: List can be created by using square brackets [] in python.</text:p>
      <text:p text:style-name="P35">Eg: list_name = [“list item1”, “list item2”, “list item3”.....] <text:s text:c="3"/></text:p>
      <text:p text:style-name="P35"/>
      <text:p text:style-name="P38"><text:span text:style-name="T17">Q36. How can we access the elements in a list?</text:span> </text:p>
      <text:p text:style-name="P25">Ans: To access the elements in a list, a user can use square brackets [] for slicing along with the index of the element to be accessed from that list.<text:span text:style-name="T8"/></text:p>
      <text:p text:style-name="P25">Eg: list_1=[“red”, “black”, “orange”]<text:span text:style-name="T8"/></text:p>
      <text:p text:style-name="P25">print(list_1[0]) <text:s/><text:span text:style-name="T8"/></text:p>
      <text:p text:style-name="P25"><text:soft-page-break/>output: red<text:span text:style-name="T8"/></text:p>
      <text:p text:style-name="P25"/>
      <text:p text:style-name="P10"><text:span text:style-name="T1">Q40. What is a tuple? How is it different from list?</text:span> </text:p>
      <text:p text:style-name="P22">Ans: Python tuple is collection of objects separated by commas just like a list.</text:p>
      <text:p text:style-name="P22">However, Tuples are different from the lists because Tuples are immutable as opposed to the Lists which are mutable which means Tuple can not be changed once created.</text:p>
      <text:p text:style-name="P22"/>
      <text:p text:style-name="P11"><text:span text:style-name="T1">Q41. How can you create a tuple in Python?</text:span> </text:p>
      <text:p text:style-name="P22">Ans: A tuple can be created by placing all the elements inside the parentheses () separated by commas. </text:p>
      <text:p text:style-name="P22">Eg: my_tup = ( 23, “Big Data”, “Batch”, 2023)</text:p>
      <text:p text:style-name="P42"/>
      <text:p text:style-name="P11"><text:span text:style-name="T1">Q42. Create a tuple and try to add your name in the tuple. Are you able to do it? Support your answer with reason.</text:span> </text:p>
      <text:p text:style-name="P22">Ans: No, we can not add our name directly into the tuple because of a very important property of the tuples i.e., immutability. Tuple once created can not be altered or mutated.</text:p>
      <text:p text:style-name="P22">However, the same can be done by typecasting it into the list.</text:p>
      <text:p text:style-name="P11"/>
      <text:p text:style-name="P11"><text:span text:style-name="T1">Q45. What are sets in Python?</text:span> </text:p>
      <text:p text:style-name="P22">Ans: A set is an unordered collection data type that is iterable, mutable and has no duplicate elements in it.</text:p>
      <text:p text:style-name="P22">Sets are used to store multiple information in a single variable enclosed within curly brackets { }.</text:p>
      <text:p text:style-name="P30"><text:soft-page-break/><text:span text:style-name="T14">e.g.: </text:span><text:span text:style-name="T15">new_set{“happy”, “nikhil”}</text:span></text:p>
      <text:p text:style-name="P30"/>
      <text:p text:style-name="P12"><text:span text:style-name="T1">Q46. How can you create a set?</text:span> </text:p>
      <text:p text:style-name="P26">Ans: A set can be created by adding elements separated by commas and enclosed within the curly brackets.</text:p>
      <text:p text:style-name="P26">Eg: my_set = {“hi”, “nikhil”,}</text:p>
      <text:p text:style-name="P11"/>
      <text:p text:style-name="P11"><text:span text:style-name="T1">Q49. How is update() different from add()?</text:span> </text:p>
      <text:p text:style-name="P23">Ans: The update() is different from add() in following ways:</text:p>
      <text:p text:style-name="P27">update() <text:span text:style-name="T18">method updates the current set, by adding the items from other set whereas, the </text:span>add() <text:span text:style-name="T18">method adds the values to the set. However, if the value is already present in the set, then it does not add that value.</text:span></text:p>
      <text:p text:style-name="P27"/>
      <text:p text:style-name="P13"><text:span text:style-name="T1">Q50. What is clear() in sets?</text:span> </text:p>
      <text:p text:style-name="P23">Ans: The clear() method remove all the elements from a set.</text:p>
      <text:p text:style-name="P27"/>
      <text:p text:style-name="P13"><text:span text:style-name="T1">Q51. What is frozen set?</text:span> </text:p>
      <text:p text:style-name="P23">Ans: The frozen set in python is immutable version of set i.e., the elements of the frozen set are fixed and cannot be changed.</text:p>
      <text:p text:style-name="P23"/>
      <text:p text:style-name="P13"><text:span text:style-name="T1">Q52. How is frozen set different from set?</text:span> </text:p>
      <text:p text:style-name="P23">Ans: The set in python is unordered and unindexed <text:s/>collection of unique elements that are mutable i.e., we can add or update the elements in a set by using certain built in functions like update(), add().</text:p>
      <text:p text:style-name="P23"><text:soft-page-break/>Whereas, a frozen set is an immutable set. Since the elements in a frozen set are fixed therefore, it does not allow the elements to update or add in that set.</text:p>
      <text:p text:style-name="P23"/>
      <text:p text:style-name="P13"><text:span text:style-name="T1">Q53. What is union() in sets? Explain via code.</text:span> </text:p>
      <text:p text:style-name="P23">Ans: The union() method returns the set that contains all the elements from the original set and a specified set. It gives union of elements from the given sets but no value will be repeated.</text:p>
      <text:p text:style-name="P23"/>
      <text:p text:style-name="P39">Q54. What is intersection() in sets? Explain via code.</text:p>
      <text:p text:style-name="P40">Ans: The intersection() in sets is used for formation of a new set that contains the common elements from both the sets.</text:p>
      <text:p text:style-name="P28"/>
      <text:p text:style-name="P39">Q55. What is dictionary in Python? </text:p>
      <text:p text:style-name="P41">Ans: Dictionary in python is collection of key-value pair use to store data values like a map, unlike others that hold only a single value element.</text:p>
      <text:p text:style-name="P41">Eg: dict_1={1:“Nikhil”, 2:”Kumar”, 3:”Sharma”)</text:p>
      <text:p text:style-name="P31"/>
      <text:p text:style-name="P39">Q56. How is dictionary different from all other data structures. </text:p>
      <text:p text:style-name="P41">Ans: A dictionary is a data structure for storing group of objects. It has keys associated with corresponding values. Therefore, it is mapped data structure. </text:p>
      <text:p text:style-name="P41">Whereas, other data structures does not consist of key-value pairs and are independent.</text:p>
      <text:p text:style-name="P43"/>
      <text:p text:style-name="P13"><text:soft-page-break/><text:span text:style-name="T1">Q57. How can we declare a dictionary in Python? </text:span></text:p>
      <text:p text:style-name="P41">Ans: A dictionary in python is declared by enclosing key value pairs separated by commas inside curly brackets {}.</text:p>
      <text:p text:style-name="P41">eg: dict_a = { “name”: “nikhil”, “dob”: “24nov”}</text:p>
      <text:p text:style-name="P13"/>
      <text:p text:style-name="P39">Q59. How can we add an element in a dictionary? </text:p>
      <text:p text:style-name="P41">Ans: We can add an element in a dictionary <text:s/>by using a new index key and assigning a value to it.</text:p>
      <text:p text:style-name="P41">Eg: dict_1={</text:p>
      <text:p text:style-name="P41">“name” : “nikhil”</text:p>
      <text:p text:style-name="P41">“dob” : “24nov”</text:p>
      <text:p text:style-name="P41">“state” : “hp”</text:p>
      <text:p text:style-name="P41">}</text:p>
      <text:p text:style-name="P41">dict_1[“country”] = “India”</text:p>
      <text:p text:style-name="P41"/>
      <text:p text:style-name="P39">Q62. What is the use of get() function? </text:p>
      <text:p text:style-name="P24">Ans: get() function returns the value for a given key present in the dictionary.<text:span text:style-name="T1"/></text:p>
      <text:p text:style-name="P24"/>
      <text:p text:style-name="P48"><text:span text:style-name="T1">Q63. What is the use of items() function?</text:span> <text:span text:style-name="T1"/></text:p>
      <text:p text:style-name="P24">Ans: The items() function in python is used to return each item of a dictionary as a key and value pair in tuple form.<text:span text:style-name="T1"/></text:p>
      <text:p text:style-name="P13"/>
      <text:p text:style-name="P13"/>
      <text:p text:style-name="P13"><text:soft-page-break/><text:span text:style-name="T1">Q64. What is the use of pop() function?</text:span> </text:p>
      <text:p text:style-name="P47">Ans: The pop() function removes an item from the specified index value.</text:p>
      <text:p text:style-name="P47"/>
      <text:p text:style-name="P54"><text:span text:style-name="T1">Q65. What is the use of popitems() function?</text:span> </text:p>
      <text:p text:style-name="P47">Ans: The popitem() function in python removes and returns the last element or a key value pair inserted into the dictionary.</text:p>
      <text:p text:style-name="P47"/>
      <text:p text:style-name="P54"><text:span text:style-name="T1">Q66. What is the use of keys() function?</text:span> </text:p>
      <text:p text:style-name="P47">Ans: The keys() method in python returns or displays the list of all the keys in the dictionary available.</text:p>
      <text:p text:style-name="P50"/>
      <text:p text:style-name="P54"><text:span text:style-name="T1">Q67. What is the use of values() function?</text:span> </text:p>
      <text:p text:style-name="P47">Ans: The values() method in python returns or displays the list of all the values in the dictionary available.</text:p>
      <text:p text:style-name="P47"/>
      <text:p text:style-name="P54"><text:span text:style-name="T1">Q68. What are loops in Python?</text:span> </text:p>
      <text:p text:style-name="P47">Ans: A loop in Python is an instruction that repeats or iterate multiple times until and unless a given condition is satisfied.</text:p>
      <text:p text:style-name="P47"/>
      <text:p text:style-name="P54"><text:span text:style-name="T1">Q69. How many type of loop are there in Python?</text:span> </text:p>
      <text:p text:style-name="P47">Ans: There are following types of loops in Python:</text:p>
      <text:list xml:id="list923815863" text:style-name="L1">
        <text:list-item>
          <text:p text:style-name="P60">for loop:</text:p>
          <text:p text:style-name="P60"><text:span text:style-name="T18">for loops are used in Python when number of iterations are known to a user.</text:span></text:p>
        </text:list-item>
      </text:list>
      <text:p text:style-name="P47"><text:soft-page-break/>For loops are mainly used with the iterable objects like lists, strings, tuples, etc. The condition in the for loop stays True only if it hasn't iterated through all the items in the iterable object.</text:p>
      <text:p text:style-name="P47">Syntax: <text:s/>for in <text:s/>n:</text:p>
      <text:list xml:id="list229734370" text:style-name="L2">
        <text:list-item>
          <text:p text:style-name="P61">while loop:</text:p>
          <text:p text:style-name="P56">The while loop in Python is used when number of iterations are not known to the user.</text:p>
        </text:list-item>
      </text:list>
      <text:p text:style-name="P47">While loop executes a block of statement as long as the condition is True.</text:p>
      <text:p text:style-name="P47">It uses comparison operators and Boolean expressions for evaluating its conditions.</text:p>
      <text:p text:style-name="P54"/>
      <text:p text:style-name="P54"><text:span text:style-name="T1">Q70. What is the difference between for and while loops?</text:span> </text:p>
      <text:p text:style-name="P47">Ans: <text:span text:style-name="T19">for loop</text:span>: </text:p>
      <text:list text:style-name="L3">
        <text:list-item>
          <text:p text:style-name="P52"><text:span text:style-name="T21">for loop is used for the predefined number of iterations.</text:span></text:p>
        </text:list-item>
        <text:list-item>
          <text:p text:style-name="P63"><text:span text:style-name="T20">Keyword used is “for”.</text:span></text:p>
        </text:list-item>
        <text:list-item>
          <text:p text:style-name="P63"><text:span text:style-name="T20">Used when number of iterations are already known.</text:span></text:p>
        </text:list-item>
      </text:list>
      <text:p text:style-name="P62"><text:span text:style-name="T22">while loop</text:span><text:span text:style-name="T20">:</text:span></text:p>
      <text:list text:style-name="L4">
        <text:list-item>
          <text:p text:style-name="P64"><text:span text:style-name="T20">while loop executes a block of condition if it is True.</text:span></text:p>
        </text:list-item>
        <text:list-item>
          <text:p text:style-name="P64"><text:span text:style-name="T20">Keyword used is “while”.</text:span></text:p>
        </text:list-item>
        <text:list-item>
          <text:p text:style-name="P64"><text:span text:style-name="T20">Used when number of iterations are not known.</text:span></text:p>
        </text:list-item>
      </text:list>
      <text:p text:style-name="P62"><text:span text:style-name="T20"/></text:p>
      <text:p text:style-name="P54"><text:span text:style-name="T1">Q71. What is the use of continue statement?</text:span> </text:p>
      <text:p text:style-name="P47">Ans: The “continue” keyword is used to end the current iteration in a loop and continues to the next iteration.</text:p>
      <text:p text:style-name="P47"><text:soft-page-break/>This loop control statement forces to execute the next iteration of the loop while skipping the rest of the code inside the loop i.e., when the continue statement is executed in the loop, the code inside the loop following the continue statement will be skipped for the current iteration and next iteration will begin.</text:p>
      <text:p text:style-name="P47"/>
      <text:p text:style-name="P54"><text:span text:style-name="T1">Q72. What is the use of break statement?</text:span> </text:p>
      <text:p text:style-name="P47">Ans: The “break” statement in python is used to bring the control out of the loop. It terminates the current loop, in which it appears and resumes execution at next statement immediately after the end of that loop.</text:p>
      <text:p text:style-name="P47"/>
      <text:p text:style-name="P59"><text:span text:style-name="T1">Q73. What is the use of pass statement?</text:span> </text:p>
      <text:p text:style-name="P58">Ans: The pass statement is used as a placeholder for future code. When the pass statement is executed, nothing happens, but we also don’t get any error when an empty code is not allowed.</text:p>
      <text:p text:style-name="P58"/>
      <text:p text:style-name="P54"><text:span text:style-name="T1">Q74. What is the use of range() function?</text:span> </text:p>
      <text:p text:style-name="P47">Ans: The range() function returns a sequence of numbers, starting from zero by default and ending at a specified number. By default the increment value is equal to one but a user can specify the increment value as per the requirement in the program.</text:p>
      <text:p text:style-name="P47"/>
      <text:p text:style-name="P54"><text:span text:style-name="T1">Q75. How can you loop over a dictionary?</text:span> </text:p>
      <text:p text:style-name="P47">Ans: We can loop over a dictionary in Python by following methods:</text:p>
      <text:list xml:id="list3321352510" text:style-name="L5">
        <text:list-item>
          <text:p text:style-name="P57">By using for loop.</text:p>
        </text:list-item>
        <text:list-item>
          <text:p text:style-name="P57">By using values() method: to get values.</text:p>
        </text:list-item>
        <text:list-item>
          <text:p text:style-name="P57">By using items() method: to get key and values.</text:p>
        </text:list-item>
      </text:list>
      <text:p text:style-name="P54"><text:soft-page-break/></text:p>
      <text:list xml:id="list150850016721927" text:continue-list="list229734370" text:style-name="L2">
        <text:list-header>
          <text:p text:style-name="P61"/>
        </text:list-header>
      </text:list>
      <text:p text:style-name="P23"/>
      <text:p text:style-name="P13"/>
      <text:p text:style-name="P27"/>
      <text:p text:style-name="P10"/>
      <text:p text:style-name="P21"/>
      <text:p text:style-name="P8"/>
      <text:p text:style-name="P21"/>
      <text:p text:style-name="P21"/>
      <text:p text:style-name="P18"/>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Symbol" fo:font-family="Symbo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1T12:50:21.769000000</meta:creation-date>
    <dc:date>2023-03-07T15:08:48.417000000</dc:date>
    <meta:editing-duration>PT5H9M52S</meta:editing-duration>
    <meta:editing-cycles>7</meta:editing-cycles>
    <meta:generator>LibreOffice/7.5.0.3$Windows_X86_64 LibreOffice_project/c21113d003cd3efa8c53188764377a8272d9d6de</meta:generator>
    <meta:document-statistic meta:table-count="0" meta:image-count="0" meta:object-count="0" meta:page-count="17" meta:paragraph-count="231" meta:word-count="2887" meta:character-count="16050" meta:non-whitespace-character-count="13361"/>
  </office:meta>
</office:document-meta>
</file>